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9c1" officeooo:paragraph-rsid="000e29c1"/>
    </style:style>
    <style:style style:name="P2" style:family="paragraph" style:parent-style-name="Standard">
      <style:text-properties officeooo:rsid="000f832d" officeooo:paragraph-rsid="000f832d"/>
    </style:style>
    <style:style style:name="P3" style:family="paragraph" style:parent-style-name="Standard">
      <style:text-properties officeooo:rsid="0010d05d" officeooo:paragraph-rsid="0010d05d"/>
    </style:style>
    <style:style style:name="P4" style:family="paragraph" style:parent-style-name="Standard">
      <style:text-properties officeooo:rsid="0013c17c" officeooo:paragraph-rsid="0013c17c"/>
    </style:style>
    <style:style style:name="P5" style:family="paragraph" style:parent-style-name="Standard">
      <style:text-properties officeooo:rsid="0015fc05" officeooo:paragraph-rsid="0015fc05"/>
    </style:style>
    <style:style style:name="P6" style:family="paragraph" style:parent-style-name="Standard">
      <style:text-properties officeooo:rsid="0016ad92" officeooo:paragraph-rsid="0015fc05"/>
    </style:style>
    <style:style style:name="P7" style:family="paragraph" style:parent-style-name="Standard">
      <style:text-properties officeooo:rsid="00198fc8" officeooo:paragraph-rsid="00198fc8"/>
    </style:style>
    <style:style style:name="T1" style:family="text">
      <style:text-properties officeooo:rsid="00125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 the download button, so no download functionality?</text:p>
      <text:p text:style-name="P1"><text:tab/>-<text:span text:style-name="T1">Get rid of it!</text:span></text:p>
      <text:p text:style-name="P1"/>
      <text:p text:style-name="P2">Tools section?</text:p>
      <text:p text:style-name="P2"><text:tab/>-<text:span text:style-name="T1">Need tools (pdf with links)</text:span></text:p>
      <text:p text:style-name="P2"/>
      <text:p text:style-name="P3">First two options – GoDaddy/New server?</text:p>
      <text:p text:style-name="P3"/>
      <text:p text:style-name="P3">Wordpress – update design</text:p>
      <text:p text:style-name="P4"/>
      <text:p text:style-name="P4">Google form authentication?</text:p>
      <text:p text:style-name="P4"><text:tab/>-User auth</text:p>
      <text:p text:style-name="P4"/>
      <text:p text:style-name="P5">Contact brother for login credentials</text:p>
      <text:p text:style-name="P6"/>
      <text:p text:style-name="P7">Look into adding forms (embed and feasibility)</text:p>
      <text:p text:style-name="P7">Add caps to LINKS section</text:p>
      <text:p text:style-name="P7">fix bio to not use picture until we have headshot</text:p>
      <text:p text:style-name="P7">make 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56:52.046565667</meta:creation-date>
    <dc:date>2016-09-16T18:43:27.777966414</dc:date>
    <meta:editing-duration>PT1H9M37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61" meta:character-count="384" meta:non-whitespace-character-count="331"/>
  </office:meta>
</office:document-meta>
</file>